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Index">
      <style:text-properties officeooo:rsid="000b5804" officeooo:paragraph-rsid="003596f7"/>
    </style:style>
    <style:style style:name="P13" style:family="paragraph" style:parent-style-name="Index">
      <style:paragraph-properties fo:text-align="start" style:justify-single-word="false"/>
      <style:text-properties officeooo:rsid="0002d659" officeooo:paragraph-rsid="0002d659"/>
    </style:style>
    <style:style style:name="P14" style:family="paragraph" style:parent-style-name="Index">
      <style:paragraph-properties fo:text-align="start" style:justify-single-word="false"/>
      <style:text-properties officeooo:paragraph-rsid="0002d659"/>
    </style:style>
    <style:style style:name="P15" style:family="paragraph" style:parent-style-name="Text_20_body">
      <style:paragraph-properties fo:break-before="page"/>
      <style:text-properties officeooo:rsid="01a532ae" officeooo:paragraph-rsid="01a532ae"/>
    </style:style>
    <style:style style:name="P16" style:family="paragraph" style:parent-style-name="Contents_20_3">
      <style:paragraph-properties fo:margin-left="0cm" fo:margin-right="0cm" fo:text-indent="0cm" style:auto-text-indent="false"/>
      <style:text-properties officeooo:rsid="01a532ae" officeooo:paragraph-rsid="01a532ae"/>
    </style:style>
    <style:style style:name="P17" style:family="paragraph" style:parent-style-name="Text_20_body" style:list-style-name="L1">
      <style:text-properties officeooo:rsid="01a532ae" officeooo:paragraph-rsid="01a532ae"/>
    </style:style>
    <style:style style:name="P18" style:family="paragraph" style:parent-style-name="Text_20_body" style:list-style-name="L2">
      <style:text-properties officeooo:rsid="01a532ae" officeooo:paragraph-rsid="01a532ae"/>
    </style:style>
    <style:style style:name="P19" style:family="paragraph" style:parent-style-name="Text_20_body" style:list-style-name="L3">
      <style:text-properties officeooo:rsid="01a532ae" officeooo:paragraph-rsid="01a532ae"/>
    </style:style>
    <style:style style:name="P20" style:family="paragraph" style:parent-style-name="Text_20_body" style:list-style-name="L4">
      <style:text-properties officeooo:rsid="01a744c8" officeooo:paragraph-rsid="01a744c8"/>
    </style:style>
    <style:style style:name="P21" style:family="paragraph" style:parent-style-name="Text_20_body" style:list-style-name="L5">
      <style:text-properties officeooo:rsid="016f9575" officeooo:paragraph-rsid="016f9575"/>
    </style:style>
    <style:style style:name="P22" style:family="paragraph" style:parent-style-name="Text_20_body" style:list-style-name="L5">
      <style:text-properties officeooo:rsid="016f9575" officeooo:paragraph-rsid="019b3cfb"/>
    </style:style>
    <style:style style:name="P23" style:family="paragraph" style:parent-style-name="Text_20_body" style:list-style-name="L6">
      <style:text-properties officeooo:rsid="016f9575" officeooo:paragraph-rsid="017e1ebe"/>
    </style:style>
    <style:style style:name="P24" style:family="paragraph" style:parent-style-name="Text_20_body" style:list-style-name="L6">
      <style:text-properties officeooo:rsid="016f9575" officeooo:paragraph-rsid="018eb969"/>
    </style:style>
    <style:style style:name="P25" style:family="paragraph" style:parent-style-name="Text_20_body" style:list-style-name="L6">
      <style:text-properties officeooo:rsid="017e1ebe" officeooo:paragraph-rsid="017e1ebe"/>
    </style:style>
    <style:style style:name="P26" style:family="paragraph" style:parent-style-name="Text_20_body" style:list-style-name="L6">
      <style:text-properties officeooo:rsid="017e1ebe" officeooo:paragraph-rsid="018eb969"/>
    </style:style>
    <style:style style:name="P27" style:family="paragraph" style:parent-style-name="Text_20_body" style:list-style-name="L6">
      <style:text-properties officeooo:rsid="01826807" officeooo:paragraph-rsid="01826807"/>
    </style:style>
    <style:style style:name="P28" style:family="paragraph" style:parent-style-name="Text_20_body" style:list-style-name="L6">
      <style:text-properties officeooo:rsid="017f737c" officeooo:paragraph-rsid="017f737c"/>
    </style:style>
    <style:style style:name="P29" style:family="paragraph" style:parent-style-name="Text_20_body" style:list-style-name="L6">
      <style:text-properties officeooo:rsid="017ff7c0" officeooo:paragraph-rsid="017ff7c0"/>
    </style:style>
    <style:style style:name="P30" style:family="paragraph" style:parent-style-name="Text_20_body">
      <style:text-properties officeooo:rsid="01ae2d1b" officeooo:paragraph-rsid="01ae2d1b"/>
    </style:style>
    <style:style style:name="P31" style:family="paragraph" style:parent-style-name="Text_20_body">
      <style:text-properties officeooo:rsid="01afbff5" officeooo:paragraph-rsid="01afbff5"/>
    </style:style>
    <style:style style:name="P32" style:family="paragraph" style:parent-style-name="Standard" style:master-page-name="First_20_Page">
      <style:paragraph-properties style:page-number="auto"/>
    </style:style>
    <style:style style:name="P33" style:family="paragraph" style:parent-style-name="Index" style:master-page-name="Index">
      <style:paragraph-properties fo:text-align="start" style:justify-single-word="false" style:page-number="auto"/>
      <style:text-properties officeooo:paragraph-rsid="0002d659"/>
    </style:style>
    <style:style style:name="P34" style:family="paragraph" style:parent-style-name="Heading_20_1" style:list-style-name="">
      <style:text-properties officeooo:rsid="0184022c" officeooo:paragraph-rsid="0184022c"/>
    </style:style>
    <style:style style:name="P35" style:family="paragraph" style:parent-style-name="Heading_20_1" style:master-page-name="Standard">
      <style:paragraph-properties style:page-number="1"/>
      <style:text-properties officeooo:rsid="003596f7" officeooo:paragraph-rsid="003596f7"/>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184022c" officeooo:paragraph-rsid="0184022c"/>
    </style:style>
    <style:style style:name="P38" style:family="paragraph" style:parent-style-name="Heading_20_1">
      <style:paragraph-properties fo:break-before="page"/>
      <style:text-properties officeooo:paragraph-rsid="01a1e08e"/>
    </style:style>
    <style:style style:name="P39" style:family="paragraph" style:parent-style-name="Heading_20_1">
      <style:paragraph-properties fo:break-before="page"/>
      <style:text-properties officeooo:rsid="01ad83bc" officeooo:paragraph-rsid="01ad83bc"/>
    </style:style>
    <style:style style:name="P40" style:family="paragraph" style:parent-style-name="Heading_20_2">
      <style:text-properties officeooo:rsid="0036a586" officeooo:paragraph-rsid="0176446b"/>
    </style:style>
    <style:style style:name="P41" style:family="paragraph" style:parent-style-name="Heading_20_3">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13"/>
      <text:p text:style-name="P14"><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3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_Toc467_918909501" text:style-name="Index_20_Link" text:visited-style-name="Index_20_Link">Über dieses Dokument<text:tab/>1</text:a></text:p>
          <text:p text:style-name="P43"><text:a xlink:type="simple" xlink:href="#__RefHeading___Toc481_1318882124" text:style-name="Index_20_Link" text:visited-style-name="Index_20_Link">Zielgruppe<text:tab/>1</text:a></text:p>
          <text:p text:style-name="P42"><text:a xlink:type="simple" xlink:href="#__RefHeading___Toc447_1318882124" text:style-name="Index_20_Link" text:visited-style-name="Index_20_Link">Was ist UliCMS?<text:tab/>1</text:a></text:p>
          <text:p text:style-name="P42"><text:a xlink:type="simple" xlink:href="#__RefHeading___Toc772_1675799425" text:style-name="Index_20_Link" text:visited-style-name="Index_20_Link">Zusammenfassung der Änderungen<text:tab/>2</text:a></text:p>
          <text:p text:style-name="P43"><text:a xlink:type="simple" xlink:href="#__RefHeading___Toc752_1672869441" text:style-name="Index_20_Link" text:visited-style-name="Index_20_Link">Übersicht der neuen Features<text:tab/>2</text:a></text:p>
          <text:p text:style-name="P44"><text:a xlink:type="simple" xlink:href="#__RefHeading___Toc784_1279476914" text:style-name="Index_20_Link" text:visited-style-name="Index_20_Link">Für Endanwender<text:tab/>2</text:a></text:p>
          <text:p text:style-name="P44"><text:a xlink:type="simple" xlink:href="#__RefHeading___Toc786_1279476914" text:style-name="Index_20_Link" text:visited-style-name="Index_20_Link">Für Entwickler<text:tab/>3</text:a></text:p>
          <text:p text:style-name="P43"><text:a xlink:type="simple" xlink:href="#__RefHeading___Toc788_1279476914" text:style-name="Index_20_Link" text:visited-style-name="Index_20_Link">Änderungen<text:tab/>3</text:a></text:p>
          <text:p text:style-name="P43"><text:a xlink:type="simple" xlink:href="#__RefHeading___Toc790_1279476914" text:style-name="Index_20_Link" text:visited-style-name="Index_20_Link">Entfernte Features<text:tab/>3</text:a></text:p>
          <text:p text:style-name="P42"><text:a xlink:type="simple" xlink:href="#__RefHeading___Toc360_1816393294" text:style-name="Index_20_Link" text:visited-style-name="Index_20_Link">Beschreibung der neuen Features<text:tab/>4</text:a></text:p>
          <text:p text:style-name="P43"><text:a xlink:type="simple" xlink:href="#__RefHeading___Toc362_1816393294" text:style-name="Index_20_Link" text:visited-style-name="Index_20_Link">Option "Überschrift anzeigen" hinzugefügt<text:tab/>4</text:a></text:p>
          <text:p text:style-name="P42"><text:a xlink:type="simple" xlink:href="#__RefHeading___Toc807_579939615" text:style-name="Index_20_Link" text:visited-style-name="Index_20_Link">Durchführung der Installation<text:tab/>5</text:a></text:p>
          <text:p text:style-name="P42"><text:a xlink:type="simple" xlink:href="#__RefHeading__616_716240178" text:style-name="Index_20_Link" text:visited-style-name="Index_20_Link">Durchführung eines Upgrades<text:tab/>5</text:a></text:p>
          <text:p text:style-name="P42"><text:a xlink:type="simple" xlink:href="#__RefHeading___Toc734_1061336504" text:style-name="Index_20_Link" text:visited-style-name="Index_20_Link">Benötigen Sie Hilfe?<text:tab/>7</text:a></text:p>
          <text:p text:style-name="P42"><text:a xlink:type="simple" xlink:href="#__RefHeading___Toc1266_1429710298" text:style-name="Index_20_Link" text:visited-style-name="Index_20_Link">Abbildungsverzeichnis<text:tab/>8</text:a></text:p>
        </text:index-body>
      </text:table-of-content>
      <text:p text:style-name="P9"/>
      <text:h text:style-name="P35"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12"/>
      <text:h text:style-name="P4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36"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16"/>
      <text:h text:style-name="Heading_20_3" text:outline-level="3"><text:bookmark-start text:name="__RefHeading___Toc784_1279476914"/>Für Endanwender<text:bookmark-end text:name="__RefHeading___Toc784_1279476914"/></text:h>
      <text:list xml:id="list7401128009773431185" text:style-name="L1">
        <text:list-item>
          <text:p text:style-name="P17">update_manager auf Version 1.0.3 aktualisiert</text:p>
        </text:list-item>
        <text:list-item>
          <text:p text:style-name="P17">Option "Überschrift anzeigen" hinzugefügt</text:p>
        </text:list-item>
        <text:list-item>
          <text:p text:style-name="P17">Bootstrap CSS 3.3.6 wird nun per Default im Editor integriert</text:p>
        </text:list-item>
        <text:list-item>
          <text:p text:style-name="P17">Listen unterstützen nun "Pagination"</text:p>
        </text:list-item>
        <text:list-item>
          <text:p text:style-name="P17">Listen können nun auch nach Typ filtern</text:p>
        </text:list-item>
        <text:list-item>
          <text:p text:style-name="P17">Inhaltstyp "Artikel" hinzugefügt</text:p>
        </text:list-item>
      </text:list>
      <text:h text:style-name="P41" text:outline-level="3"><text:bookmark-start text:name="__RefHeading___Toc786_1279476914"/>Für Entwickle<text:span text:style-name="T5">r</text:span><text:bookmark-end text:name="__RefHeading___Toc786_1279476914"/></text:h>
      <text:list xml:id="list590691996901768336" text:style-name="L2">
        <text:list-item>
          <text:p text:style-name="P18">Prepared Statements</text:p>
        </text:list-item>
        <text:list-item>
          <text:p text:style-name="P18">Funktion Database::dropTable() hinzugefügt</text:p>
        </text:list-item>
        <text:list-item>
          <text:p text:style-name="P18">Funktion Database::dropColumn() hinzugefügt</text:p>
        </text:list-item>
        <text:list-item>
          <text:p text:style-name="P18">Funktion Database::selectAvg() hinzugefügt</text:p>
        </text:list-item>
        <text:list-item>
          <text:p text:style-name="P18">Funktion Database::selectMin() hinzugefügt</text:p>
        </text:list-item>
        <text:list-item>
          <text:p text:style-name="P18">Funktion Database::selectMax() hinzugefügt</text:p>
        </text:list-item>
        <text:list-item>
          <text:p text:style-name="P18">Funktion Database::deleteFrom() hinzugefügt</text:p>
        </text:list-item>
        <text:list-item>
          <text:p text:style-name="P18">Funktion Database::selectAll() <text:s/>hinzugefügt</text:p>
        </text:list-item>
        <text:list-item>
          <text:p text:style-name="P18">Funktionen Template::headline() und Template::getHeadline() hinzugefügt</text:p>
        </text:list-item>
        <text:list-item>
          <text:p text:style-name="P18">Funktion str_replace_first() hinzugefügt</text:p>
        </text:list-item>
        <text:list-item>
          <text:p text:style-name="P18">Funktion str_replace_nth() hinzugefügt</text:p>
        </text:list-item>
        <text:list-item>
          <text:p text:style-name="P18">Funktion mb_str_split() hinzugefügt</text:p>
        </text:list-item>
        <text:list-item>
          <text:p text:style-name="P18">modul_main und modul_admin Dateien müssen nun nicht mehr mit dem Namen des Moduls geprefixt werden</text:p>
        </text:list-item>
        <text:list-item>
          <text:p text:style-name="P18">Attribute "embed" (Boolean) und "custom_acl" (Array of Boolean) werden nun aus der metadata.json ausgelesen und ausgewertet</text:p>
        </text:list-item>
        <text:list-item>
          <text:p text:style-name="P18">Filter für get_type() hinzugefügt</text:p>
        </text:list-item>
      </text:list>
      <text:h text:style-name="Heading_20_2" text:outline-level="2"><text:bookmark-start text:name="__RefHeading___Toc788_1279476914"/>Änderungen<text:bookmark-end text:name="__RefHeading___Toc788_1279476914"/></text:h>
      <text:list xml:id="list8494176255867035307" text:style-name="L3">
        <text:list-item>
          <text:p text:style-name="P19">Dashboard nun mit mehr Ajax</text:p>
        </text:list-item>
        <text:list-item>
          <text:p text:style-name="P19">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2438066740037861759" text:style-name="L4">
        <text:list-item>
          <text:p text:style-name="P20">Funktion Database::preparedQuery() entfernt, stattdessen Database::pQuery() verwenden</text:p>
        </text:list-item>
      </text:list>
      <text:h text:style-name="P39"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30">Es kann nun je Seite festgelegt werden, ob eine Überschrift angezeigt werden soll.<text:line-break/>Um diese Option nutzen zu können, ersetzen Sie den Aufruf der Funktion headline() oder title() durch Template::headline().</text:p>
      <text:p text:style-name="P31">Die Funktion akzeptiert als optionalen Parameter $format, einem String, der festlegt, mit welchem HTML-Code die Überschrift ausgegeben werden soll. Defaultwert ist</text:p>
      <text:p text:style-name="P31"><text:span text:style-name="User_20_Entry">&lt;h1&gt;%title%&lt;/h1&gt;</text:span></text:p>
      <text:p text:style-name="P31"><draw:frame draw:style-name="fr2" draw:name="Rahmen1" text:anchor-type="paragraph" svg:width="17.013cm" draw:z-index="13"><draw:text-box fo:min-height="6.525cm"><text:p text:style-name="Illustration"><draw:frame draw:style-name="fr7" draw:name="Bild3" text:anchor-type="as-char" svg:width="17.013cm" style:rel-width="100%" svg:height="6.525cm" style:rel-height="scale" draw:z-index="14"><draw:image xlink:href="Pictures/1000020100000352000001465A86BD5185DFE007.png" xlink:type="simple" xlink:show="embed" xlink:actuate="onLoad"/></draw:frame><text:line-break/>Abbildung <text:sequence text:ref-name="refIllustration1" text:name="Illustration" text:formula="ooow:Illustration+1" style:num-format="1">1</text:sequence>: Neue Option "Überschrift anzeigen"</text:p></draw:text-box></draw:frame></text:p>
      <text:p text:style-name="P31"/>
      <text:p text:style-name="P15"/>
      <text:h text:style-name="Heading_20_1" text:outline-level="1"><text:bookmark-start text:name="__RefHeading___Toc807_579939615"/>Durchführung der Installation<text:bookmark-end text:name="__RefHeading___Toc807_579939615"/></text:h>
      <text:list xml:id="list4410529200519855811" text:style-name="L5">
        <text:list-item>
          <text:p text:style-name="P21">Entpacken Sie die heruntergeladene zip-Datei.</text:p>
        </text:list-item>
        <text:list-item>
          <text:p text:style-name="P21">Verbinden Sie sich per FTP mit dem Webserver und laden Sie den Inhalt des Ordners „ulicms“ in den Hauptordner oder einen Unterordner hoch.</text:p>
        </text:list-item>
        <text:list-item>
          <text:p text:style-name="P21">Wenn Sie UliCMS in de<text:span text:style-name="T3">m</text:span> Hauptordner hochgeladen haben, rufen Sie [www.ihredomain.de]/installer im Browser auf.</text:p>
        </text:list-item>
        <text:list-item>
          <text:p text:style-name="P21">Wenn Sie UliCMS in eine<text:span text:style-name="T3">m</text:span> Unterordner hochgeladen haben, rufen Sie [www.ihredomain.de]/[ihr-unterordner]/installer im Browser auf.<text:line-break/>Die eckigen Klammern sind Platzhalter.</text:p>
        </text:list-item>
        <text:list-item>
          <text:p text:style-name="P21">Folgen Sie den Anweisungen des Installationsassistenten.</text:p>
        </text:list-item>
        <text:list-item>
          <text:p text:style-name="P22">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049738275170222066" text:style-name="L6">
        <text:list-item>
          <text:p text:style-name="P23">Entpacken Sie das heruntergeladene Upgrade-Paket.</text:p>
        </text:list-item>
        <text:list-item>
          <text:p text:style-name="P2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5">Überprüfen Sie ob die Dateiberechtigungen weiterhin korrekt gesetzt sind. Die Datei „update.php“, sowie der Ordner „content“ müssen die Dateirechte auf 0755 stehen haben.</text:p>
        </text:list-item>
        <text:list-item>
          <text:p text:style-name="P23"><draw:frame draw:style-name="fr1" draw:name="Rahmen7" text:anchor-type="paragraph" svg:x="2.708cm" svg:y="-0.171cm" svg:width="6.881cm" draw:z-index="11"><draw:text-box fo:min-height="8.183cm"><text:p text:style-name="Illustration"><draw:frame draw:style-name="fr6" draw:name="Bild10" text:anchor-type="paragraph" svg:width="6.881cm" svg:height="8.183cm" style:rel-height="scale" draw:z-index="12"><draw:image xlink:href="Pictures/100002010000013D0000017991745D3E91AC99AE.png" xlink:type="simple" xlink:show="embed" xlink:actuate="onLoad"/></draw:frame>Abbildung <text:sequence text:ref-name="refIllustration0" text:name="Illustration" text:formula="ooow:Illustration+1" style:num-format="1">2</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24">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6">Loggen Sie sich nun in das CMS ein, prüfen Sie, ob eine Paketquelle für diese Version von UliCMS ausgewählt ist.</text:p>
        </text:list-item>
        <text:list-item>
          <text:p text:style-name="P27">Falls Patches für UliCMS verfügbar sind, installieren Sie diese.</text:p>
        </text:list-item>
        <text:list-item>
          <text:p text:style-name="P28">Leeren Sie den Cache des CMS.</text:p>
        </text:list-item>
        <text:list-item>
          <text:p text:style-name="P29">Rufen Sie „Pakete“ auf, und merken Sie sich alle Pakete, deren Versionsnummer rot markiert ist. Installieren Sie die neuen Versionen dieser Pakete.</text:p>
        </text:list-item>
        <text:list-item>
          <text:p text:style-name="P29">Falls Probleme mit Modulen und Themes auftreten, die nicht aus der Paketquelle stammen, prüfen Sie, ob von diesen Paketen beim Hersteller eine neue Version verfügbar ist, und installieren Sie diese gegebenenfalls.</text:p>
        </text:list-item>
      </text:list>
      <text:h text:style-name="P34" text:outline-level="1"/>
      <text:h text:style-name="P37"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38"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5"><text:s/>Abbildung 1: Neue Option "Überschrift anzeigen"<text:tab/>4</text:p>
          <text:p text:style-name="P45">Abbildung 2: Abbildung, setzen der Datei-Berechtigungen auf dem FTP-Server<text:tab/>6</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7-24T11:33:55.214000078">24.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55M48S</meta:editing-duration>
    <meta:editing-cycles>422</meta:editing-cycles>
    <meta:generator>LibreOffice/5.1.4.2$Windows_x86 LibreOffice_project/f99d75f39f1c57ebdd7ffc5f42867c12031db97a</meta:generator>
    <dc:date>2016-07-24T11:33:55.040000000</dc:date>
    <meta:document-statistic meta:table-count="0" meta:image-count="6" meta:object-count="0" meta:page-count="10" meta:paragraph-count="87" meta:word-count="742" meta:character-count="5518" meta:non-whitespace-character-count="4898"/>
  </office:meta>
</office:document-meta>
</file>